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style style:name="P8" style:family="paragraph" style:parent-style-name="Text_20_body" style:list-style-name="L1">
      <style:text-properties officeooo:paragraph-rsid="00110c4b"/>
    </style:style>
    <style:style style:name="P9" style:family="paragraph" style:parent-style-name="Text_20_body" style:list-style-name="L1">
      <style:text-properties officeooo:rsid="000f1357" officeooo:paragraph-rsid="000f1357"/>
    </style:style>
    <style:style style:name="P10" style:family="paragraph" style:parent-style-name="Text_20_body" style:list-style-name="L2">
      <style:text-properties officeooo:rsid="000f1357" officeooo:paragraph-rsid="000f1357"/>
    </style:style>
    <style:style style:name="P11" style:family="paragraph" style:parent-style-name="Text_20_body" style:list-style-name="L3">
      <style:text-properties officeooo:rsid="000f1357" officeooo:paragraph-rsid="000f1357"/>
    </style:style>
    <style:style style:name="P12" style:family="paragraph" style:parent-style-name="Text_20_body" style:list-style-name="L1">
      <style:text-properties officeooo:rsid="001d272d" officeooo:paragraph-rsid="001d272d"/>
    </style:style>
    <style:style style:name="P13" style:family="paragraph" style:parent-style-name="Text_20_body" style:list-style-name="L1">
      <style:text-properties officeooo:rsid="0012e58a" officeooo:paragraph-rsid="0012e58a"/>
    </style:style>
    <style:style style:name="P14" style:family="paragraph" style:parent-style-name="Text_20_body" style:list-style-name="L1">
      <style:text-properties officeooo:rsid="00214ecb" officeooo:paragraph-rsid="00214ecb"/>
    </style:style>
    <style:style style:name="P15" style:family="paragraph" style:parent-style-name="Text_20_body" style:list-style-name="L1">
      <style:text-properties officeooo:rsid="00214ecb" officeooo:paragraph-rsid="0023e154"/>
    </style:style>
    <style:style style:name="P16" style:family="paragraph" style:parent-style-name="Text_20_body" style:list-style-name="L1">
      <style:text-properties officeooo:rsid="00214ecb" officeooo:paragraph-rsid="0025b349"/>
    </style:style>
    <style:style style:name="P17" style:family="paragraph" style:parent-style-name="Text_20_body" style:list-style-name="L1">
      <style:text-properties officeooo:rsid="00194dc9" officeooo:paragraph-rsid="00194dc9"/>
    </style:style>
    <style:style style:name="P18" style:family="paragraph" style:parent-style-name="Text_20_body" style:list-style-name="L2"/>
    <style:style style:name="P19" style:family="paragraph" style:parent-style-name="Text_20_body" style:list-style-name="L3">
      <style:text-properties officeooo:rsid="0013eae9" officeooo:paragraph-rsid="0013eae9" fo:background-color="#ffff00"/>
    </style:style>
    <style:style style:name="T1" style:family="text">
      <style:text-properties fo:background-color="#ffff00" loext:char-shading-value="0"/>
    </style:style>
    <style:style style:name="T2" style:family="text">
      <style:text-properties officeooo:rsid="0013eae9" fo:background-color="#ffff00" loext:char-shading-value="0"/>
    </style:style>
    <style:style style:name="T3" style:family="text">
      <style:text-properties officeooo:rsid="00172ca0" fo:background-color="#ffff00" loext:char-shading-value="0"/>
    </style:style>
    <style:style style:name="T4" style:family="text">
      <style:text-properties officeooo:rsid="001e9043" fo:background-color="#ffff00" loext:char-shading-value="0"/>
    </style:style>
    <style:style style:name="T5" style:family="text">
      <style:text-properties officeooo:rsid="001fbecd" fo:background-color="#ffff00" loext:char-shading-value="0"/>
    </style:style>
    <style:style style:name="T6" style:family="text">
      <style:text-properties officeooo:rsid="0021a258" fo:background-color="#ffff00" loext:char-shading-value="0"/>
    </style:style>
    <style:style style:name="T7" style:family="text">
      <style:text-properties officeooo:rsid="0023e154" fo:background-color="#ffff00" loext:char-shading-value="0"/>
    </style:style>
    <style:style style:name="T8" style:family="text">
      <style:text-properties officeooo:rsid="0015c712"/>
    </style:style>
    <style:style style:name="T9" style:family="text">
      <style:text-properties officeooo:rsid="0019f4bd"/>
    </style:style>
    <style:style style:name="T10" style:family="text">
      <style:text-properties officeooo:rsid="001badde"/>
    </style:style>
    <style:style style:name="T11" style:family="text">
      <style:text-properties officeooo:rsid="001c9837"/>
    </style:style>
    <style:style style:name="T12" style:family="text">
      <style:text-properties officeooo:rsid="001d272d"/>
    </style:style>
    <style:style style:name="T13" style:family="text">
      <style:text-properties officeooo:rsid="001e3880"/>
    </style:style>
    <style:style style:name="T14" style:family="text">
      <style:text-properties officeooo:rsid="001e9043"/>
    </style:style>
    <style:style style:name="T15" style:family="text">
      <style:text-properties officeooo:rsid="001fb787"/>
    </style:style>
    <style:style style:name="T16" style:family="text">
      <style:text-properties officeooo:rsid="00110c4b"/>
    </style:style>
    <style:style style:name="T17" style:family="text">
      <style:text-properties officeooo:rsid="0023b04b"/>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3963558931" text:style-name="L1">
        <text:list-item>
          <text:p text:style-name="P9"/>
          <text:list>
            <text:list-item>
              <text:p text:style-name="P8"><text:span text:style-name="T16">Such communication may be in order </text:span><text:span text:style-name="T13">to share application specific logic. </text:span><text:span text:style-name="T5">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4">.</text:span><text:span text:style-name="T5"> </text:span></text:p>
            </text:list-item>
            <text:list-item>
              <text:p text:style-name="P12">This communication can take place through the use of shared objects. <text:span text:style-name="T14">This may be through using a synchronization variable in order to share state between two threads.</text:span></text:p>
            </text:list-item>
            <text:list-item>
              <text:p text:style-name="P13">The problems that can result from inter-process communication are <text:span text:style-name="T12">dependent on the checks <text:s/>on the threads implemented by the programmer. If these checks are implemented poorly they may lead to </text:span><text:span text:style-name="T15">a </text:span><text:span text:style-name="T12">desired action never taking place, or that the desired action takes place too many times </text:span><text:span text:style-name="T15">(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13">A critical region is an area in code or a variable that is shared between threads in a multi-threaded program. A process <text:span text:style-name="T1">cannot</text:span> be interrupted while in in a critical region <text:span text:style-name="T1">because </text:span><text:span text:style-name="T3">the time spent in a critical section needs to be minimized</text:span></text:p>
          <text:p text:style-name="P15"><text:span text:style-name="T3">B</text:span><text:span text:style-name="T1">locking is done through condition variables. This is more efficient than polling. </text:span><text:span text:style-name="T6">A condition variable has three methods; wait() which releases the suspends the thread that called it and releases the lock. When the thread returns to execution the lock is re-aquired and execution of the thread proceeds. </text:span></text:p>
          <text:p text:style-name="P15"><text:span text:style-name="T6">Signal() which does something which is explained badly on page 52, an</text:span><text:span text:style-name="T7">d</text:span><text:span text:style-name="T6"> broadcast() which does the same as signal, but for every thread on the condition variable’s waiting list</text:span></text:p>
        </text:list-item>
        <text:list-item>
          <text:p text:style-name="P14">Polling is to repeatedly check the shared state to see if it has changed. this approach is inefficient: the waiting thread continually loops, or busy-waits, consuming processor cycles without making useful progress. Worse, busy-waiting can delay the scheduling of other threads — perhaps exactly the thread for which the looping thread is waiting.</text:p>
        </text:list-item>
        <text:list-item>
          <text:p text:style-name="P17">A race condition is when a program has threads whose interleavin<text:span text:style-name="T11">g</text:span>s affect eachoter and which therefore has an effect on the execution of the program. A real world example may be roomates <text:span text:style-name="T9">taking care of a cat together. If the communication between them is not sufficient they may end up feeding the cat twice as often, or perhaps not at all. Here the behavior of one roomate depends on whether or not the other has fed the shared object (the cat), making this a race </text:span><text:soft-page-break/><text:span text:style-name="T9">condition. </text:span><text:span text:style-name="T10">The cat-object cannot be trusted to be truthful about having been fed, so a separate communication is required</text:span></text:p>
        </text:list-item>
        <text:list-item>
          <text:p text:style-name="P9">A spin lock is when a thread waiting to acquire a lock is stuck in a loop, doing nothing but continuously checking whether or not the lock can be acquired yet. <text:span text:style-name="T1">Spin locks are used…..</text:span></text:p>
        </text:list-item>
        <text:list-item>
          <text:p text:style-name="P7">j</text:p>
        </text:list-item>
      </text:list>
      <text:h text:style-name="P5" text:outline-level="1">Deadlocks</text:h>
      <text:list xml:id="list3471482484" text:style-name="L2">
        <text:list-item>
          <text:p text:style-name="P10">A deadlock is when two separate threads have both set locks, and each of them are trying to acquire the other thread’s lock. Neither thread can release their own lock because they cannot progress, so they have to wait indefinitely. <text:span text:style-name="T2">Resource starvation is….</text:span></text:p>
        </text:list-item>
        <text:list-item>
          <text:p text:style-name="P18">a</text:p>
        </text:list-item>
        <text:list-item>
          <text:p text:style-name="P18">a</text:p>
        </text:list-item>
      </text:list>
      <text:h text:style-name="P6" text:outline-level="1">Scheduling</text:h>
      <text:list xml:id="list2672137561" text:style-name="L3">
        <text:list-item>
          <text:p text:style-name="P11">Uniprocessor scheduling</text:p>
          <text:list>
            <text:list-item>
              <text:p text:style-name="P19">First-in-first-out is optimal when the<text:span text:style-name="T8">re are few threads accessing the critical region so that average wait-time will be low, fifo will help keep this wait-time low</text:span></text:p>
            </text:list-item>
            <text:list-item>
              <text:p text:style-name="P11">a</text:p>
            </text:list-item>
          </text:list>
        </text:list-item>
        <text:list-item>
          <text:p text:style-name="P11">Multi-core scheduling</text:p>
          <text:list>
            <text:list-item>
              <text:p text:style-name="P11">a</text:p>
            </text:list-item>
            <text:list-item>
              <text:p text:style-name="P11">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0T15:31:27.790000000</meta:creation-date>
    <meta:generator>LibreOffice/7.0.2.2$Linux_X86_64 LibreOffice_project/00$Build-2</meta:generator>
    <dc:date>2020-10-22T09:23:48.362850518</dc:date>
    <meta:editing-duration>PT15H3M26S</meta:editing-duration>
    <meta:editing-cycles>4</meta:editing-cycles>
    <meta:document-statistic meta:table-count="0" meta:image-count="0" meta:object-count="0" meta:page-count="2" meta:paragraph-count="26" meta:word-count="603" meta:character-count="3544" meta:non-whitespace-character-count="2980"/>
  </office:meta>
</office:document-meta>
</file>